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8265" officeooo:paragraph-rsid="00108265"/>
    </style:style>
    <style:style style:name="P2" style:family="paragraph" style:parent-style-name="Text_20_body">
      <style:text-properties officeooo:rsid="001137f6" officeooo:paragraph-rsid="001137f6"/>
    </style:style>
    <style:style style:name="P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08265" officeooo:paragraph-rsid="00108265"/>
    </style:style>
    <style:style style:name="P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137f6" officeooo:paragraph-rsid="001137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P6 – EXAMEN BLANC</text:p>
      <text:p text:style-name="Text_20_body"/>
      <text:p text:style-name="P1">carte 1 : <text:a xlink:type="simple" xlink:href="https://upload.wikimedia.org/wikipedia/commons/thumb/1/1e/Bela-vista-net-Fogo-map.jpg/280px-Bela-vista-net-Fogo-map.jpg" text:style-name="Internet_20_link" text:visited-style-name="Visited_20_Internet_20_Link">https://upload.wikimedia.org/wikipedia/commons/thumb/1/1e/Bela-vista-net-Fogo-map.jpg/280px-Bela-vista-net-Fogo-map.jpg</text:a></text:p>
      <text:p text:style-name="P1"/>
      <text:p text:style-name="P1">carte 2 : <text:a xlink:type="simple" xlink:href="https://p1.storage.canalblog.com/29/74/1433095/109097670_o.jpg" text:style-name="Internet_20_link" text:visited-style-name="Visited_20_Internet_20_Link">https://p1.storage.canalblog.com/29/74/1433095/109097670_o.jpg</text:a></text:p>
      <text:p text:style-name="P1">carte 3 : <text:a xlink:type="simple" xlink:href="https://d2wuawlxxq3eg4.cloudfront.net/wp/wp-content/uploads/2017/09/Fogo-1030x918.jpg" text:style-name="Internet_20_link" text:visited-style-name="Visited_20_Internet_20_Link">https://d2wuawlxxq3eg4.cloudfront.net/wp/wp-content/uploads/2017/09/Fogo-1030x918.jpg</text:a></text:p>
      <text:p text:style-name="P3">carte 4 : <text:a xlink:type="simple" xlink:href="http://france.carnets.free.fr/images/capvert/karte-fogo.gif" text:style-name="Internet_20_link" text:visited-style-name="Visited_20_Internet_20_Link">http://france.carnets.free.fr/images/capvert/karte-fogo.gif</text:a></text:p>
      <text:p text:style-name="P2">img 1 : <text:a xlink:type="simple" xlink:href="https://ichef.bbci.co.uk/news/660/media/images/79452000/jpg/_79452282_79452281.jpg" text:style-name="Internet_20_link" text:visited-style-name="Visited_20_Internet_20_Link">https://ichef.bbci.co.uk/news/660/media/images/79452000/jpg/_79452282_79452281.jpg</text:a></text:p>
      <text:p text:style-name="P2">img 2 : <text:a xlink:type="simple" xlink:href="http://en.es-static.us/upl/2014/11/eruption-Pico-do-Fogo-volcano-November-2014-e1416842189570.jpg" text:style-name="Internet_20_link" text:visited-style-name="Visited_20_Internet_20_Link">http://en.es-static.us/upl/2014/11/eruption-Pico-do-Fogo-volcano-November-2014-e1416842189570.jpg</text:a></text:p>
      <text:p text:style-name="P4">img3 : <text:a xlink:type="simple" xlink:href="https://resize-parismatch.ladmedia.fr/r/940,628,center-middle/img/var/news/storage/images/paris-match/actu/international/en-images/la-lave-devastatrice-du-pico-do-fogo-683324/6861666-1-fre-FR/La-lave-devastatrice-du-Pico-do-Fogo.jpg" text:style-name="Internet_20_link" text:visited-style-name="Visited_20_Internet_20_Link">https://resize-parismatch.ladmedia.fr/r/940,628,center-middle/img/var/news/storage/images/paris-match/actu/international/en-images/la-lave-devastatrice-du-pico-do-fogo-683324/6861666-1-fre-FR/La-lave-devastatrice-du-Pico-do-Fogo.jpg</text:a></text:p>
      <text:p text:style-name="P2">Article 1 : <text:a xlink:type="simple" xlink:href="https://www.lepoint.fr/afrique/cap-vert-le-volcan-pico-do-fogo-detruit-tout-sur-son-passage-16-12-2014-1890192_3826.php" text:style-name="Internet_20_link" text:visited-style-name="Visited_20_Internet_20_Link">https://www.lepoint.fr/afrique/cap-vert-le-volcan-pico-do-fogo-detruit-tout-sur-son-passage-16-12-2014-1890192_3826.php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25:26.807009916</meta:creation-date>
    <dc:date>2019-03-22T17:27:37.094812554</dc:date>
    <meta:editing-duration>PT11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34" meta:character-count="948" meta:non-whitespace-character-count="922"/>
  </office:meta>
</office:document-meta>
</file>